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none" fo:margin="1.000000000000000pt" style:wrap="biggest" style:wrap-dynamic-threshold="0.000000000000000pt" svg:fill-rule="nonzero"/>
    </style:style>
    <style:style style:name="gr3" style:family="graphic">
      <style:graphic-properties draw:fill="solid" draw:fill-color="#ff0000" draw:stroke="none" fo:margin="1.000000000000000pt" style:wrap="biggest" style:wrap-dynamic-threshold="0.000000000000000pt" svg:fill-rule="nonzero"/>
    </style:style>
    <style:style style:name="gr4" style:family="graphic">
      <style:graphic-properties draw:fill="solid" draw:fill-color="#000080" draw:stroke="none" fo:margin="1.000000000000000pt" style:wrap="biggest" style:wrap-dynamic-threshold="0.000000000000000pt" svg:fill-rule="nonzero"/>
    </style:style>
    <style:style style:name="gr5" style:family="graphic">
      <style:graphic-properties draw:fill="solid" draw:fill-color="#fbea0f" draw:stroke="none" fo:margin="1.000000000000000pt" style:wrap="biggest" style:wrap-dynamic-threshold="0.000000000000000pt" svg:fill-rule="nonzero"/>
    </style:style>
    <style:style style:name="gr6" style:family="graphic">
      <style:graphic-properties draw:fill="solid" draw:fill-color="#000000" draw:stroke="none" fo:margin="1.000000000000000pt" style:wrap="biggest" style:wrap-dynamic-threshold="0.000000000000000pt" svg:fill-rule="nonzero"/>
    </style:style>
    <style:style style:name="gr7" style:family="graphic">
      <style:graphic-properties draw:fill="solid" draw:fill-color="#fbea0e"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g1363"/>
        </draw:layer-set>
        <draw:g draw:style-name="gr1" draw:id="shape1" svg:y="-0.00000000006pt">
          <draw:path draw:style-name="gr2" draw:id="shape2" draw:name="path2097" draw:layer="g1363" svg:width="652.00000936000pt" svg:height="435.03624851508pt" draw:transform="matrix(0.22974973000 0.00000000000 0.00000000000 0.22974973000 0.13229495519pt 0.03065029569pt)" svg:viewBox="0 0 652 435" svg:d="M9.04166e-14 0L652 0L652 217.523C652 217.523 292.346 219.941 290.746 218.914L202.295 435.036L0 434.018Z" koffice:nodeTypes="ccccccc"/>
          <draw:path draw:style-name="gr3" draw:id="shape3" draw:name="path6" draw:layer="g1363" svg:width="651.99999600000pt" svg:height="435.03624005873pt" draw:transform="matrix(0.22974973000 0.00000000000 0.00000000000 0.22974973000 0.14501145571pt 0.05467854622pt)" svg:viewBox="0 0 652 435" svg:d="M0 435.036L652 435.036L652 218.018C652 218.018 295.373 218.123 293.773 219.15L202.295 0L0 1.01828Z" koffice:nodeTypes="ccccccc"/>
          <draw:path draw:style-name="gr4" draw:id="shape4" draw:name="path2099" draw:layer="g1363" svg:width="294.75454881474pt" svg:height="435.30368406373pt" draw:transform="matrix(0.22974973000 0.00000000000 0.00000000000 0.22974973000 0.00000000065pt -0.00000000006pt)" svg:viewBox="0 0 295 435" svg:d="M0.575587 435.304L215.538 435.304C215.538 435.304 296.33 219.332 294.731 220.361L202.786 0.133461L0 0Z" koffice:nodeTypes="cccccc"/>
          <draw:path draw:style-name="gr5" draw:id="shape5" draw:name="path2095" draw:layer="g1363" svg:width="64.57129402082pt" svg:height="64.76551552850pt" draw:transform="matrix(0.57437432500 0.00000000000 0.00000000000 0.57437432500 6.63665256878pt 31.91946015758pt)" svg:viewBox="0 0 65 65" svg:d="M64.5713 32.3828C64.5713 50.2673 50.1165 64.7655 32.2856 64.7655C14.4548 64.7655 2.83278e-15 50.2673 0 32.3828C-2.83278e-15 14.4982 14.4548 0 32.2856 0C50.1165 0 64.5713 14.4982 64.5713 32.3828Z" koffice:nodeTypes="ccccc"/>
          <draw:path draw:style-name="gr6" draw:id="shape6" draw:name="path16" draw:layer="g1363" svg:width="101.17104128116pt" svg:height="75.81506291321pt" draw:transform="matrix(0.22974973000 0.00000000000 0.00000000000 0.22974973000 10.80675346401pt 41.54053514596pt)" svg:viewBox="0 0 101 76" svg:d="M41.6111 4.50196C44.4134 6.89904 46.6153 10.2948 46.6153 11.8929C46.6153 13.6907 48.8172 15.089 51.6195 15.4885C54.4219 15.888 58.6254 17.0866 61.2276 18.2851C64.6305 20.083 66.2319 20.083 68.0334 18.2851C69.4346 16.8868 73.0376 15.888 76.2403 15.888C81.6449 15.888 82.0452 16.4873 81.2446 21.6811C80.644 26.0757 81.6449 28.273 86.0486 31.8686C89.0511 34.2657 91.6533 37.6616 91.6533 39.2596C91.6533 41.457 90.4523 40.8577 87.8501 37.6616C84.4473 33.4667 84.2471 33.4667 84.4473 36.8626C84.6474 39.0599 86.0486 43.2548 87.65 46.2511C89.6517 50.6457 89.8518 52.2438 87.65 54.8406C85.0478 58.0367 74.639 59.2353 76.4405 56.0392C77.041 55.0404 73.8383 54.4411 69.0342 54.8406C63.8298 55.0404 58.4253 54.0416 54.6221 51.8443C51.4194 49.8467 45.2141 47.6494 41.0106 47.0501C36.807 46.2511 32.8036 44.2535 32.2031 42.6555C31.6026 41.2572 30.0013 39.8589 28.3999 39.8589C26.7985 39.8589 20.3931 35.8638 14.1879 31.0696C7.98262 26.0757 1.97754 22.6798 1.17686 23.2791C-1.025 24.4777 -1.42533 24.2779 11.7859 33.8662C17.5908 38.2608 23.3957 41.8565 24.7969 41.8565C26.198 41.8565 28.6001 43.4545 30.0013 45.2523C33.4041 49.8467 48.8172 56.6384 61.628 59.2353C64.4303 59.8345 73.6381 63.8297 82.2454 68.0246C90.8527 72.2194 98.6593 75.8151 99.2598 75.8151C100.06 75.8151 100.861 68.8236 101.061 60.4338C101.462 48.0489 100.861 43.854 97.6584 38.6604C95.4566 35.2645 92.2539 31.8686 90.8527 31.2694C89.0511 30.4703 88.4506 28.4728 89.0511 26.0757C90.8527 19.0841 88.0503 12.0927 82.8459 10.6944C80.2437 10.0951 74.8391 11.0939 70.8358 12.6919L63.4295 15.888L52.6204 7.89782C41.2107 -0.491958 33.204 -3.08879 41.6111 4.50196Z" koffice:nodeTypes="cccccccccccccccccccccccccccccccccccc"/>
          <draw:path draw:style-name="gr4" draw:id="shape7" draw:name="path2101" draw:layer="g1363" svg:width="19.16571552090pt" svg:height="18.48121132669pt" draw:transform="matrix(0.57437432500 0.00000000000 0.00000000000 0.57437432500 18.09035207349pt 14.89656709514pt)" svg:viewBox="0 0 19 18" svg:d="M9.71939 18.4812L7.34874 11.4708L0 11.656L5.88516 7.21818L3.43944 0.233997L9.44732 4.50167L15.2845 0L13.1125 7.0754L19.1657 11.2774L11.8155 11.3826Z" koffice:nodeTypes="ccccccccccc"/>
          <draw:path draw:style-name="gr4" draw:id="shape8" draw:name="path2103" draw:layer="g1363" svg:width="4.98117774728pt" svg:height="4.50551298671pt" draw:transform="matrix(0.57437432500 0.00000000000 0.00000000000 0.57437432500 22.01213033865pt 23.34122106056pt)" svg:viewBox="0 0 5 5" svg:d="M2.49059 0L3.07103 1.73077L4.98118 1.72095L3.42978 2.78081L4.02985 4.50551L2.49059 3.42977L0.95132 4.50551L1.5514 2.78081L0 1.72095L1.91014 1.73077Z" koffice:nodeTypes="ccccccccccc"/>
          <draw:path draw:style-name="gr7" draw:id="shape9" draw:name="path2109" draw:layer="g1363" svg:width="19.38657294562pt" svg:height="18.69257437204pt" draw:transform="matrix(0.57437432500 0.00000000000 0.00000000000 0.57437432500 19.29744382943pt 18.12539343175pt)" svg:viewBox="0 0 19 19" svg:d="M15.8571 18.509L9.80119 14.273L3.87554 18.6926L5.99752 11.5731L0 7.25338L7.36739 7.08932L9.58637 0L12.0176 7.01809L19.3866 6.9564L13.5218 11.4579Z" koffice:nodeTypes="ccccccccccc"/>
          <draw:path draw:style-name="gr7" draw:id="shape10" draw:name="path2111" draw:layer="g1363" svg:width="19.38657294562pt" svg:height="18.69257437204pt" draw:transform="matrix(0.57437432500 0.00000000000 0.00000000000 0.57437432500 47.03002277433pt 44.03988924325pt)" svg:viewBox="0 0 19 19" svg:d="M15.8571 18.509L9.80119 14.273L3.87554 18.6926L5.99752 11.5731L0 7.25338L7.36739 7.08932L9.58637 0L12.0176 7.01809L19.3866 6.9564L13.5218 11.4579Z" koffice:nodeTypes="ccccccccccc"/>
          <draw:path draw:style-name="gr7" draw:id="shape11" draw:name="path2113" draw:layer="g1363" svg:width="19.38657294562pt" svg:height="18.69257437204pt" draw:transform="matrix(0.57437432500 0.00000000000 0.00000000000 0.57437432500 19.83673812765pt 71.81279018476pt)" svg:viewBox="0 0 19 19" svg:d="M15.8571 18.509L9.80119 14.273L3.87554 18.6926L5.99752 11.5731L0 7.25338L7.36739 7.08932L9.58637 0L12.0176 7.01809L19.3866 6.9564L13.5218 11.4579Z" koffice:nodeTypes="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5:47</dc:date>
    <meta:creation-date>2011-05-22T06:10:11</meta:creation-date>
    <dc:creator>Yue Liu</dc:creator>
  </office:meta>
</office:document-meta>
</file>